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b28f1" officeooo:paragraph-rsid="001dcebe"/>
    </style:style>
    <style:style style:name="P2" style:family="paragraph" style:parent-style-name="Standard">
      <style:paragraph-properties fo:text-align="end" style:justify-single-word="false"/>
      <style:text-properties officeooo:rsid="001b28f1" officeooo:paragraph-rsid="00148a0c"/>
    </style:style>
    <style:style style:name="P3" style:family="paragraph" style:parent-style-name="Standard">
      <style:paragraph-properties fo:text-align="start" style:justify-single-word="false"/>
      <style:text-properties officeooo:rsid="001dcebe" officeooo:paragraph-rsid="001dcebe"/>
    </style:style>
    <style:style style:name="P4" style:family="paragraph" style:parent-style-name="Standard">
      <style:text-properties officeooo:rsid="0014afac" officeooo:paragraph-rsid="00148a0c"/>
    </style:style>
    <style:style style:name="P5" style:family="paragraph" style:parent-style-name="Standard">
      <style:text-properties fo:font-size="16pt" style:text-underline-style="solid" style:text-underline-width="auto" style:text-underline-color="font-color" officeooo:rsid="00148a0c" officeooo:paragraph-rsid="00148a0c" style:font-size-asian="16pt" style:font-size-complex="16pt"/>
    </style:style>
    <style:style style:name="P6" style:family="paragraph" style:parent-style-name="Standard">
      <style:text-properties fo:font-size="13pt" style:text-underline-style="solid" style:text-underline-width="auto" style:text-underline-color="font-color" officeooo:rsid="00148a0c" officeooo:paragraph-rsid="00148a0c" style:font-size-asian="11.3500003814697pt" style:font-size-complex="13pt"/>
    </style:style>
    <style:style style:name="P7" style:family="paragraph" style:parent-style-name="Standard">
      <style:text-properties fo:font-size="13pt" style:text-underline-style="solid" style:text-underline-width="auto" style:text-underline-color="font-color" fo:font-weight="normal" officeooo:rsid="001503ac" officeooo:paragraph-rsid="001503ac" style:font-size-asian="11.3500003814697pt" style:font-weight-asian="normal" style:font-size-complex="13pt" style:font-weight-complex="normal"/>
    </style:style>
    <style:style style:name="P8" style:family="paragraph" style:parent-style-name="Standard">
      <style:text-properties fo:font-size="13pt" style:text-underline-style="solid" style:text-underline-width="auto" style:text-underline-color="font-color" fo:font-weight="normal" officeooo:rsid="0018a042" officeooo:paragraph-rsid="0018a042" style:font-size-asian="11.3500003814697pt" style:font-weight-asian="normal" style:font-size-complex="13pt" style:font-weight-complex="normal"/>
    </style:style>
    <style:style style:name="P9" style:family="paragraph" style:parent-style-name="Standard">
      <style:text-properties fo:font-size="13pt" style:text-underline-style="none" fo:font-weight="bold" officeooo:rsid="00148a0c" officeooo:paragraph-rsid="00148a0c" style:font-size-asian="11.3500003814697pt" style:font-weight-asian="bold" style:font-size-complex="13pt" style:font-weight-complex="bold"/>
    </style:style>
    <style:style style:name="P10" style:family="paragraph" style:parent-style-name="Standard">
      <style:text-properties fo:font-size="13pt" style:text-underline-style="none" fo:font-weight="bold" officeooo:rsid="001503ac" officeooo:paragraph-rsid="00148a0c" style:font-size-asian="11.3500003814697pt" style:font-weight-asian="bold" style:font-size-complex="13pt" style:font-weight-complex="bold"/>
    </style:style>
    <style:style style:name="P11" style:family="paragraph" style:parent-style-name="Standard">
      <style:text-properties fo:font-size="13pt" style:text-underline-style="none" fo:font-weight="normal" officeooo:rsid="001503ac" officeooo:paragraph-rsid="001503ac"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weight="bold" officeooo:rsid="00196078" officeooo:paragraph-rsid="00196078" style:font-weight-asian="bold" style:font-weight-complex="bold"/>
    </style:style>
    <style:style style:name="P13" style:family="paragraph" style:parent-style-name="Standard">
      <style:paragraph-properties fo:text-align="start" style:justify-single-word="false"/>
      <style:text-properties fo:font-weight="bold" officeooo:rsid="001a6f85" officeooo:paragraph-rsid="001a6f85" style:font-weight-asian="bold" style:font-weight-complex="bold"/>
    </style:style>
    <style:style style:name="P14" style:family="paragraph" style:parent-style-name="Standard">
      <style:paragraph-properties fo:text-align="start" style:justify-single-word="false"/>
      <style:text-properties fo:font-weight="bold" officeooo:rsid="001c5374" officeooo:paragraph-rsid="001c5374" style:font-weight-asian="bold" style:font-weight-complex="bold"/>
    </style:style>
    <style:style style:name="P15" style:family="paragraph" style:parent-style-name="Standard">
      <style:paragraph-properties fo:text-align="start" style:justify-single-word="false"/>
      <style:text-properties fo:font-weight="normal" officeooo:rsid="00196078" officeooo:paragraph-rsid="00196078" style:font-weight-asian="normal" style:font-weight-complex="normal"/>
    </style:style>
    <style:style style:name="P16" style:family="paragraph" style:parent-style-name="Standard">
      <style:paragraph-properties fo:text-align="start" style:justify-single-word="false"/>
      <style:text-properties fo:font-weight="normal" officeooo:rsid="001c5374" officeooo:paragraph-rsid="001c5374" style:font-weight-asian="normal" style:font-weight-complex="normal"/>
    </style:style>
    <style:style style:name="P17" style:family="paragraph" style:parent-style-name="Standard">
      <style:paragraph-properties fo:text-align="start" style:justify-single-word="false"/>
      <style:text-properties officeooo:paragraph-rsid="001a6f85"/>
    </style:style>
    <style:style style:name="P18" style:family="paragraph" style:parent-style-name="Standard">
      <style:paragraph-properties fo:text-align="start" style:justify-single-word="false"/>
      <style:text-properties officeooo:rsid="0018a042" officeooo:paragraph-rsid="0018a042"/>
    </style:style>
    <style:style style:name="P19" style:family="paragraph" style:parent-style-name="Standard" style:list-style-name="L1">
      <style:paragraph-properties fo:text-align="start" style:justify-single-word="false"/>
      <style:text-properties officeooo:paragraph-rsid="001a6f85"/>
    </style:style>
    <style:style style:name="P20" style:family="paragraph" style:parent-style-name="Standard" style:list-style-name="L2">
      <style:paragraph-properties fo:text-align="start" style:justify-single-word="false"/>
      <style:text-properties officeooo:paragraph-rsid="001e8de3"/>
    </style:style>
    <style:style style:name="P21" style:family="paragraph" style:parent-style-name="Standard" style:list-style-name="L1">
      <style:paragraph-properties fo:text-align="start" style:justify-single-word="false"/>
      <style:text-properties officeooo:rsid="001a6f85" officeooo:paragraph-rsid="001a6f85"/>
    </style:style>
    <style:style style:name="P22" style:family="paragraph" style:parent-style-name="Standard" style:list-style-name="L1">
      <style:paragraph-properties fo:text-align="start" style:justify-single-word="false"/>
      <style:text-properties officeooo:rsid="001a6f85" officeooo:paragraph-rsid="001a949b"/>
    </style:style>
    <style:style style:name="P23" style:family="paragraph" style:parent-style-name="Standard" style:list-style-name="L1">
      <style:paragraph-properties fo:text-align="start" style:justify-single-word="false"/>
      <style:text-properties fo:font-weight="normal" officeooo:rsid="001a949b" officeooo:paragraph-rsid="001a949b"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1e8de3" officeooo:paragraph-rsid="001e8de3" style:font-size-asian="10.5pt" style:font-weight-asian="normal" style:font-size-complex="12pt" style:font-weight-complex="normal"/>
    </style:style>
    <style:style style:name="T1" style:family="text">
      <style:text-properties officeooo:rsid="001dcebe"/>
    </style:style>
    <style:style style:name="T2" style:family="text">
      <style:text-properties style:text-underline-style="none"/>
    </style:style>
    <style:style style:name="T3" style:family="text">
      <style:text-properties officeooo:rsid="0016a3ca"/>
    </style:style>
    <style:style style:name="T4" style:family="text">
      <style:text-properties officeooo:rsid="00196078"/>
    </style:style>
    <style:style style:name="T5" style:family="text">
      <style:text-properties officeooo:rsid="001a6f85"/>
    </style:style>
    <style:style style:name="T6" style:family="text">
      <style:text-properties fo:font-weight="normal" style:font-weight-asian="normal" style:font-weight-complex="normal"/>
    </style:style>
    <style:style style:name="T7" style:family="text">
      <style:text-properties fo:font-weight="normal" officeooo:rsid="001a6f85" style:font-weight-asian="normal" style:font-weight-complex="normal"/>
    </style:style>
    <style:style style:name="T8" style:family="text">
      <style:text-properties fo:font-weight="normal" officeooo:rsid="001a949b" style:font-weight-asian="normal" style:font-weight-complex="normal"/>
    </style:style>
    <style:style style:name="T9" style:family="text">
      <style:text-properties fo:font-size="12pt" fo:font-weight="normal" officeooo:rsid="001e8de3"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Choix de conception <text:span text:style-name="T2">: Projet Lightbot</text:span></text:p>
      <text:p text:style-name="P6"/>
      <text:p text:style-name="P6"/>
      <text:p text:style-name="P9">Actions <text:span text:style-name="T5">générales </text:span>proposées :</text:p>
      <text:p text:style-name="P10"/>
      <text:p text:style-name="P11">A partir du menu principale, le joueur aura la possibilité de lancer le jeu, lancer l'éditeur de niveau, ou de quitter le jeu.</text:p>
      <text:p text:style-name="P11"/>
      <text:p text:style-name="P7">Si le joueur lance le jeu :</text:p>
      <text:p text:style-name="P7"/>
      <text:p text:style-name="P11">La sélection du niveau lui sera proposé, et il pourra sélectionner le niveau auquel il veut jouer. Lorsque le jeu démarre, <text:span text:style-name="T3">le joueur pourra choisir parmis les actions disponibles avancer, allumer, sauter ou tourner qu'il devra « drag &amp; drop » dans son main/proc afin de pouvoir executer le programme et faire bouger le robot. Afin de contempler l'avancement de son programme, l'option « pas à pas » sera proposé au joueur. Sinon, grâce a un bouton stop, il pourra arrêter son programme en cours d'éxecution. Le joueur aura aussi le choix de retourner sur la séléction du niveau avec un bouton retour.</text:span></text:p>
      <text:p text:style-name="P11"/>
      <text:p text:style-name="P8">Si le joueur lance l'éditeur de niveau :</text:p>
      <text:p text:style-name="P8"/>
      <text:p text:style-name="P18">Un écran apparaît <text:span text:style-name="T4">permettant de disposer et paramétrer les cases voulu sur le plateau de jeu. Lorsque le joueur voudra sauvegarder le niveau qu'il a créé, il lui sera demander de compléter le niveau une fois avant de pouvoir procéder a la sauvegarde.</text:span></text:p>
      <text:p text:style-name="P18"/>
      <text:p text:style-name="P18"/>
      <text:p text:style-name="P12">Format de l'écran de jeu :</text:p>
      <text:p text:style-name="P12"/>
      <text:p text:style-name="P15">-Le programme principale du jeu pourra contenir 12 actions, et les deux procs pourront contenir 8 actions chacune. </text:p>
      <text:p text:style-name="P12"/>
      <text:p text:style-name="P12">-<text:span text:style-name="T7">Afin de différencier les cases à allumer de celles qui le sont déjà, les cases allumées auront une couleur jaune, et les non allumées auront une couleur bleu foncé.</text:span></text:p>
      <text:p text:style-name="P12"/>
      <text:p text:style-name="P12"/>
      <text:p text:style-name="P13">Fonctions de contrôle du jeu :</text:p>
      <text:p text:style-name="P17"/>
      <text:p text:style-name="P17"/>
      <text:list xml:id="list3991420834224102254" text:style-name="L1">
        <text:list-item>
          <text:p text:style-name="P21"><text:span text:style-name="T6">start : </text:span><text:span text:style-name="T8">Execute le programme contenu dans le main</text:span></text:p>
        </text:list-item>
        <text:list-item>
          <text:p text:style-name="P19"><text:span text:style-name="T7">reset : </text:span><text:span text:style-name="T8">Remets le robot à sa position initiale, avant l'éxecution du programme</text:span></text:p>
        </text:list-item>
        <text:list-item>
          <text:p text:style-name="P22"><text:span text:style-name="T6">stop : </text:span><text:span text:style-name="T8">Arrête le programme en cours et garde le robot à sa position courante</text:span></text:p>
        </text:list-item>
        <text:list-item>
          <text:p text:style-name="P22"><text:span text:style-name="T6">clear : </text:span><text:span text:style-name="T8">Vide le main et les procs de toutes fonctions </text:span></text:p>
        </text:list-item>
        <text:list-item>
          <text:p text:style-name="P23">return : Retourne au menu de selection de niveau</text:p>
        </text:list-item>
        <text:list-item>
          <text:p text:style-name="P21"><text:soft-page-break/><text:span text:style-name="T6">quit : </text:span><text:span text:style-name="T8">Quitte le jeu</text:span></text:p>
        </text:list-item>
      </text:list>
      <text:p text:style-name="P16"/>
      <text:p text:style-name="P14">Niveaux et score :</text:p>
      <text:p text:style-name="P14"/>
      <text:p text:style-name="P16">La difficulté de notre jeu sera d'abord dicté par l'ajout progressif des procs sur les trois premiers niveaux. Ensuite ce sera la nombre de cases à allumer et le nombre d'actions nécessaires à la completion qui seront incrémentés de niveau en niveau. Le score sera déterminé par lke nombre d'essais nécessaire afin de compléter un niveau.</text:p>
      <text:p text:style-name="P16"/>
      <text:p text:style-name="P14">Edition et enregistrement de <text:span text:style-name="T1">niveau :</text:span></text:p>
      <text:p text:style-name="P14"/>
      <text:p text:style-name="P24">Les fonctionalités proposé par l'éditeur seront : </text:p>
      <text:list xml:id="list981198244795439566" text:style-name="L2">
        <text:list-item>
          <text:p text:style-name="P20"><text:span text:style-name="T9">la modification de la taille du damier</text:span></text:p>
        </text:list-item>
        <text:list-item>
          <text:p text:style-name="P20"><text:span text:style-name="T9">le choix de la hauteur des cases</text:span></text:p>
        </text:list-item>
        <text:list-item>
          <text:p text:style-name="P20"><text:span text:style-name="T9">le choix des cases à allumer</text:span></text:p>
        </text:list-item>
        <text:list-item>
          <text:p text:style-name="P20"><text:span text:style-name="T9">le nombre de procs du niveau</text:span></text:p>
        </text:list-item>
        <text:list-item>
          <text:p text:style-name="P20"><text:span text:style-name="T9">la modification de la taille des procs et du main</text:span></text:p>
        </text:list-item>
      </text:list>
      <text:p text:style-name="P24"/>
      <text:p text:style-name="P24">Nous ferons des fichiers XML représantant la hiérarchie des classes, et simplifiant la relecture du code. Tous les fichiers de niveau seront stockés dans un fichier level, qui sera appellé par le programme.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Standard">
      <style:paragraph-properties fo:text-align="start" style:justify-single-word="false"/>
      <style:text-properties officeooo:rsid="001b28f1" officeooo:paragraph-rsid="001dcebe"/>
    </style:style>
    <style:style style:name="MP2" style:family="paragraph" style:parent-style-name="Standard">
      <style:paragraph-properties fo:text-align="start" style:justify-single-word="false"/>
      <style:text-properties officeooo:rsid="001dcebe" officeooo:paragraph-rsid="001dcebe"/>
    </style:style>
    <style:style style:name="MP3" style:family="paragraph" style:parent-style-name="Standard">
      <style:paragraph-properties fo:text-align="end" style:justify-single-word="false"/>
      <style:text-properties officeooo:rsid="001b28f1" officeooo:paragraph-rsid="00148a0c"/>
    </style:style>
    <style:style style:name="MP4" style:family="paragraph" style:parent-style-name="Standard">
      <style:text-properties officeooo:rsid="0014afac" officeooo:paragraph-rsid="00148a0c"/>
    </style:style>
    <style:style style:name="MT1" style:family="text">
      <style:text-properties officeooo:rsid="001dcebe"/>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header-footer-properties fo:min-height="17.01pt" fo:margin-left="0pt" fo:margin-right="0pt" fo:margin-bottom="14.09pt" style:dynamic-spacing="false"/>
      </style:header-style>
      <style:footer-style>
        <style:header-footer-properties fo:min-height="17.01pt" fo:margin-left="0pt" fo:margin-right="0pt" fo:margin-top="14.09pt" style:dynamic-spacing="false"/>
      </style:footer-style>
    </style:page-layout>
  </office:automatic-styles>
  <office:master-styles>
    <style:master-page style:name="Standard" style:page-layout-name="Mpm1">
      <style:header>
        <text:p text:style-name="MP1"/>
      </style:header>
      <style:header-first>
        <text:p text:style-name="MP2">IUT informatique 2016/2017</text:p>
        <text:p text:style-name="MP3">REEVES Wyatt</text:p>
        <text:p text:style-name="MP3">TRICHA Yamin</text:p>
        <text:p text:style-name="MP3">S2B</text:p>
      </style:header-first>
      <style:footer>
        <text:p text:style-name="MP4"><text:span text:style-name="MT1">Choix de conception</text:span> : Projet Lightbot S2 2016-2017</text:p>
      </style:footer>
      <style:footer-first>
        <text:p text:style-name="MP4"><text:span text:style-name="MT1">Choix de conception</text:span> : Projet Lightbot S2 2016-2017</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Reeves</meta:initial-creator>
    <meta:creation-date>2017-04-06T14:14:10.900353456</meta:creation-date>
    <dc:date>2017-04-07T13:35:07.333173406</dc:date>
    <dc:creator>Wyatt Reeves</dc:creator>
    <meta:editing-duration>PT13M50S</meta:editing-duration>
    <meta:editing-cycles>2</meta:editing-cycles>
    <meta:generator>LibreOffice/4.3.3.2$Linux_X86_64 LibreOffice_project/430m0$Build-2</meta:generator>
    <meta:document-statistic meta:table-count="0" meta:image-count="0" meta:object-count="0" meta:page-count="2" meta:paragraph-count="33" meta:word-count="492" meta:character-count="2759" meta:non-whitespace-character-count="2307"/>
  </office:meta>
</office:document-meta>
</file>